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For each function f(n) and time t in the following table, determine the largest size n of a problem that can be solved in time t,</text:p>
          </table:table-cell>
          <table:table-cell table:number-columns-repeated="7" table:style-name="ce1"/>
          <table:table-cell office:value-type="string" table:style-name="ce1">
            <text:p>n=</text:p>
          </table:table-cell>
          <table:table-cell office:value-type="float" office:value="100" table:style-name="ce1">
            <text:p>1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<text:s/>assuming that the algorithm to solve the problem takes f(n) microsecond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ms:</text:p>
          </table:table-cell>
          <table:table-cell office:value-type="float" office:value="1000000" table:style-name="ce1">
            <text:p>1000000</text:p>
          </table:table-cell>
          <table:table-cell office:value-type="float" office:value="60000000" table:formula="of:=PRODUCT([.B4];60)" table:style-name="ce1">
            <text:p>60000000</text:p>
          </table:table-cell>
          <table:table-cell office:value-type="float" office:value="3600000000" table:formula="of:=PRODUCT([.C4];60)" table:style-name="ce1">
            <text:p>3600000000</text:p>
          </table:table-cell>
          <table:table-cell office:value-type="float" office:value="86400000000" table:formula="of:=PRODUCT([.D4];24)" table:style-name="ce1">
            <text:p>86400000000</text:p>
          </table:table-cell>
          <table:table-cell office:value-type="float" office:value="2592000000000" table:formula="of:=PRODUCT([.E4];30)" table:style-name="ce1">
            <text:p>2.592E+12</text:p>
          </table:table-cell>
          <table:table-cell office:value-type="float" office:value="31104000000000" table:formula="of:=PRODUCT([.F4];12)" table:style-name="ce1">
            <text:p>3.1104E+13</text:p>
          </table:table-cell>
          <table:table-cell office:value-type="float" office:value="3110400000000000" table:formula="of:=PRODUCT([.G4];100)" table:style-name="ce1">
            <text:p>3.1104E+15</text:p>
          </table:table-cell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5">
            <text:p>1 second</text:p>
          </table:table-cell>
          <table:table-cell office:value-type="string" table:style-name="ce5">
            <text:p>1 minute</text:p>
          </table:table-cell>
          <table:table-cell office:value-type="string" table:style-name="ce5">
            <text:p>1 hour</text:p>
          </table:table-cell>
          <table:table-cell office:value-type="string" table:style-name="ce5">
            <text:p>1 day</text:p>
          </table:table-cell>
          <table:table-cell office:value-type="string" table:style-name="ce5">
            <text:p>1 month</text:p>
          </table:table-cell>
          <table:table-cell office:value-type="string" table:style-name="ce5">
            <text:p>1 year</text:p>
          </table:table-cell>
          <table:table-cell office:value-type="string" table:style-name="ce6">
            <text:p>1 centur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lg n</text:p>
          </table:table-cell>
          <table:table-cell office:value-type="float" office:value="500000" table:formula="of:=QUOTIENT([.B4];[.K6])" table:style-name="ce8">
            <text:p>500000</text:p>
          </table:table-cell>
          <table:table-cell office:value-type="float" office:value="30000000" table:formula="of:=QUOTIENT([.C4];[.K6])" table:style-name="ce8">
            <text:p>30000000</text:p>
          </table:table-cell>
          <table:table-cell office:value-type="float" office:value="1800000000" table:formula="of:=QUOTIENT([.D4];[.K6])" table:style-name="ce8">
            <text:p>1800000000</text:p>
          </table:table-cell>
          <table:table-cell office:value-type="float" office:value="43200000000" table:formula="of:=QUOTIENT([.E4];[.K6])" table:style-name="ce8">
            <text:p>43200000000</text:p>
          </table:table-cell>
          <table:table-cell office:value-type="float" office:value="1296000000000" table:formula="of:=QUOTIENT([.F4];[.K6])" table:style-name="ce8">
            <text:p>1.296E+12</text:p>
          </table:table-cell>
          <table:table-cell office:value-type="float" office:value="15552000000000" table:formula="of:=QUOTIENT([.G4];[.K6])" table:style-name="ce8">
            <text:p>1.5552E+13</text:p>
          </table:table-cell>
          <table:table-cell office:value-type="float" office:value="1555200000000000" table:formula="of:=QUOTIENT([.H4];[.K6])" table:style-name="ce9">
            <text:p>1.5552E+15</text:p>
          </table:table-cell>
          <table:table-cell table:style-name="ce1"/>
          <table:table-cell office:value-type="string" table:style-name="ce1">
            <text:p>logn=</text:p>
          </table:table-cell>
          <table:table-cell office:value-type="float" office:value="2" table:formula="of:=LOG10([.J2])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qrt n</text:p>
          </table:table-cell>
          <table:table-cell office:value-type="float" office:value="100000" table:formula="of:=QUOTIENT([.B4];[.K7])" table:style-name="ce8">
            <text:p>100000</text:p>
          </table:table-cell>
          <table:table-cell office:value-type="float" office:value="6000000" table:formula="of:=QUOTIENT([.C4];[.K7])" table:style-name="ce8">
            <text:p>6000000</text:p>
          </table:table-cell>
          <table:table-cell office:value-type="float" office:value="360000000" table:formula="of:=QUOTIENT([.D4];[.K7])" table:style-name="ce8">
            <text:p>360000000</text:p>
          </table:table-cell>
          <table:table-cell office:value-type="float" office:value="8640000000" table:formula="of:=QUOTIENT([.E4];[.K7])" table:style-name="ce8">
            <text:p>8640000000</text:p>
          </table:table-cell>
          <table:table-cell office:value-type="float" office:value="259200000000" table:formula="of:=QUOTIENT([.F4];[.K7])" table:style-name="ce8">
            <text:p>2.592E+11</text:p>
          </table:table-cell>
          <table:table-cell office:value-type="float" office:value="3110400000000" table:formula="of:=QUOTIENT([.G4];[.K7])" table:style-name="ce8">
            <text:p>3.1104E+12</text:p>
          </table:table-cell>
          <table:table-cell office:value-type="float" office:value="311040000000000" table:formula="of:=QUOTIENT([.H4];[.K7])" table:style-name="ce9">
            <text:p>3.1104E+14</text:p>
          </table:table-cell>
          <table:table-cell table:style-name="ce1"/>
          <table:table-cell office:value-type="string" table:style-name="ce1">
            <text:p>sqrt n=</text:p>
          </table:table-cell>
          <table:table-cell office:value-type="float" office:value="10" table:formula="of:=SQRT([.J2])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n</text:p>
          </table:table-cell>
          <table:table-cell office:value-type="float" office:value="10000" table:formula="of:=QUOTIENT([.B4];[.J2])" table:style-name="ce8">
            <text:p>10000</text:p>
          </table:table-cell>
          <table:table-cell office:value-type="float" office:value="600000" table:formula="of:=QUOTIENT([.C4];[.J2])" table:style-name="ce8">
            <text:p>600000</text:p>
          </table:table-cell>
          <table:table-cell office:value-type="float" office:value="36000000" table:formula="of:=QUOTIENT([.D4];[.J2])" table:style-name="ce8">
            <text:p>36000000</text:p>
          </table:table-cell>
          <table:table-cell office:value-type="float" office:value="864000000" table:formula="of:=QUOTIENT([.E4];[.J2])" table:style-name="ce8">
            <text:p>864000000</text:p>
          </table:table-cell>
          <table:table-cell office:value-type="float" office:value="25920000000" table:formula="of:=QUOTIENT([.F4];[.J2])" table:style-name="ce8">
            <text:p>25920000000</text:p>
          </table:table-cell>
          <table:table-cell office:value-type="float" office:value="311040000000" table:formula="of:=QUOTIENT([.G4];[.J2])" table:style-name="ce8">
            <text:p>3.1104E+11</text:p>
          </table:table-cell>
          <table:table-cell office:value-type="float" office:value="31104000000000" table:formula="of:=QUOTIENT([.H4];[.J2])" table:style-name="ce9">
            <text:p>3.1104E+1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n lg n</text:p>
          </table:table-cell>
          <table:table-cell office:value-type="float" office:value="5000" table:formula="of:=QUOTIENT([.B4];[.K9])" table:style-name="ce8">
            <text:p>5000</text:p>
          </table:table-cell>
          <table:table-cell office:value-type="float" office:value="300000" table:formula="of:=QUOTIENT([.C4];[.K9])" table:style-name="ce8">
            <text:p>300000</text:p>
          </table:table-cell>
          <table:table-cell office:value-type="float" office:value="18000000" table:formula="of:=QUOTIENT([.D4];[.K9])" table:style-name="ce8">
            <text:p>18000000</text:p>
          </table:table-cell>
          <table:table-cell office:value-type="float" office:value="432000000" table:formula="of:=QUOTIENT([.E4];[.K9])" table:style-name="ce8">
            <text:p>432000000</text:p>
          </table:table-cell>
          <table:table-cell office:value-type="float" office:value="12960000000" table:formula="of:=QUOTIENT([.F4];[.K9])" table:style-name="ce8">
            <text:p>12960000000</text:p>
          </table:table-cell>
          <table:table-cell office:value-type="float" office:value="155520000000" table:formula="of:=QUOTIENT([.G4];[.K9])" table:style-name="ce8">
            <text:p>1.5552E+11</text:p>
          </table:table-cell>
          <table:table-cell office:value-type="float" office:value="15552000000000" table:formula="of:=QUOTIENT([.H4];[.K9])" table:style-name="ce9">
            <text:p>1.5552E+13</text:p>
          </table:table-cell>
          <table:table-cell table:style-name="ce1"/>
          <table:table-cell office:value-type="string" table:style-name="ce1">
            <text:p>nlgn=</text:p>
          </table:table-cell>
          <table:table-cell office:value-type="float" office:value="200" table:formula="of:=PRODUCT([.J2];[.K6])" table:style-name="ce1">
            <text:p>20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n^2</text:p>
          </table:table-cell>
          <table:table-cell office:value-type="float" office:value="100" table:formula="of:=QUOTIENT([.B4];[.K10])" table:style-name="ce8">
            <text:p>100</text:p>
          </table:table-cell>
          <table:table-cell office:value-type="float" office:value="6000" table:formula="of:=QUOTIENT([.C4];[.K10])" table:style-name="ce8">
            <text:p>6000</text:p>
          </table:table-cell>
          <table:table-cell office:value-type="float" office:value="360000" table:formula="of:=QUOTIENT([.D4];[.K10])" table:style-name="ce8">
            <text:p>360000</text:p>
          </table:table-cell>
          <table:table-cell office:value-type="float" office:value="8640000" table:formula="of:=QUOTIENT([.E4];[.K10])" table:style-name="ce8">
            <text:p>8640000</text:p>
          </table:table-cell>
          <table:table-cell office:value-type="float" office:value="259200000" table:formula="of:=QUOTIENT([.F4];[.K10])" table:style-name="ce8">
            <text:p>259200000</text:p>
          </table:table-cell>
          <table:table-cell office:value-type="float" office:value="3110400000" table:formula="of:=QUOTIENT([.G4];[.K10])" table:style-name="ce8">
            <text:p>3110400000</text:p>
          </table:table-cell>
          <table:table-cell office:value-type="float" office:value="311040000000" table:formula="of:=QUOTIENT([.H4];[.K10])" table:style-name="ce9">
            <text:p>3.1104E+11</text:p>
          </table:table-cell>
          <table:table-cell table:style-name="ce1"/>
          <table:table-cell office:value-type="string" table:style-name="ce1">
            <text:p>n^2=</text:p>
          </table:table-cell>
          <table:table-cell office:value-type="float" office:value="10000" table:formula="of:=POWER([.J2];2)" table:style-name="ce1">
            <text:p>1000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n^3</text:p>
          </table:table-cell>
          <table:table-cell office:value-type="float" office:value="1" table:formula="of:=QUOTIENT([.B4];[.K11])" table:style-name="ce8">
            <text:p>1</text:p>
          </table:table-cell>
          <table:table-cell office:value-type="float" office:value="60" table:formula="of:=QUOTIENT([.C4];[.K11])" table:style-name="ce8">
            <text:p>60</text:p>
          </table:table-cell>
          <table:table-cell office:value-type="float" office:value="3600" table:formula="of:=QUOTIENT([.D4];[.K11])" table:style-name="ce8">
            <text:p>3600</text:p>
          </table:table-cell>
          <table:table-cell office:value-type="float" office:value="86400" table:formula="of:=QUOTIENT([.E4];[.K11])" table:style-name="ce8">
            <text:p>86400</text:p>
          </table:table-cell>
          <table:table-cell office:value-type="float" office:value="2592000" table:formula="of:=QUOTIENT([.F4];[.K11])" table:style-name="ce8">
            <text:p>2592000</text:p>
          </table:table-cell>
          <table:table-cell office:value-type="float" office:value="31104000" table:formula="of:=QUOTIENT([.G4];[.K11])" table:style-name="ce8">
            <text:p>31104000</text:p>
          </table:table-cell>
          <table:table-cell office:value-type="float" office:value="3110400000" table:formula="of:=QUOTIENT([.H4];[.K11])" table:style-name="ce9">
            <text:p>3110400000</text:p>
          </table:table-cell>
          <table:table-cell table:style-name="ce1"/>
          <table:table-cell office:value-type="string" table:style-name="ce1">
            <text:p>n^3=</text:p>
          </table:table-cell>
          <table:table-cell office:value-type="float" office:value="1000000" table:formula="of:=POWER([.J2];3)" table:style-name="ce1">
            <text:p>100000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2^n</text:p>
          </table:table-cell>
          <table:table-cell office:value-type="float" office:value="0" table:formula="of:=QUOTIENT([.B4];[.K12])" table:style-name="ce8">
            <text:p>0</text:p>
          </table:table-cell>
          <table:table-cell office:value-type="float" office:value="0" table:formula="of:=QUOTIENT([.C4];[.K12])" table:style-name="ce8">
            <text:p>0</text:p>
          </table:table-cell>
          <table:table-cell office:value-type="float" office:value="0" table:formula="of:=QUOTIENT([.D4];[.K12])" table:style-name="ce8">
            <text:p>0</text:p>
          </table:table-cell>
          <table:table-cell office:value-type="float" office:value="0" table:formula="of:=QUOTIENT([.E4];[.K12])" table:style-name="ce8">
            <text:p>0</text:p>
          </table:table-cell>
          <table:table-cell office:value-type="float" office:value="0" table:formula="of:=QUOTIENT([.F4];[.K12])" table:style-name="ce8">
            <text:p>0</text:p>
          </table:table-cell>
          <table:table-cell office:value-type="float" office:value="0" table:formula="of:=QUOTIENT([.G4];[.K12])" table:style-name="ce8">
            <text:p>0</text:p>
          </table:table-cell>
          <table:table-cell office:value-type="float" office:value="0" table:formula="of:=QUOTIENT([.H4];[.K12])" table:style-name="ce9">
            <text:p>0</text:p>
          </table:table-cell>
          <table:table-cell table:style-name="ce1"/>
          <table:table-cell office:value-type="string" table:style-name="ce1">
            <text:p>2^n=</text:p>
          </table:table-cell>
          <table:table-cell office:value-type="float" office:value="1.2676506002282294E+30" table:formula="of:=POWER(2;[.J2])" table:style-name="ce1">
            <text:p>1.26765E+30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n!</text:p>
          </table:table-cell>
          <table:table-cell office:value-type="float" office:value="0" table:formula="of:=QUOTIENT([.B4];[.K13])" table:style-name="ce12">
            <text:p>0</text:p>
          </table:table-cell>
          <table:table-cell office:value-type="float" office:value="0" table:formula="of:=QUOTIENT([.C4];[.K13])" table:style-name="ce12">
            <text:p>0</text:p>
          </table:table-cell>
          <table:table-cell office:value-type="float" office:value="0" table:formula="of:=QUOTIENT([.D4];[.K13])" table:style-name="ce12">
            <text:p>0</text:p>
          </table:table-cell>
          <table:table-cell office:value-type="float" office:value="0" table:formula="of:=QUOTIENT([.E4];[.K13])" table:style-name="ce12">
            <text:p>0</text:p>
          </table:table-cell>
          <table:table-cell office:value-type="float" office:value="0" table:formula="of:=QUOTIENT([.F4];[.K13])" table:style-name="ce12">
            <text:p>0</text:p>
          </table:table-cell>
          <table:table-cell office:value-type="float" office:value="0" table:formula="of:=QUOTIENT([.G4];[.K13])" table:style-name="ce12">
            <text:p>0</text:p>
          </table:table-cell>
          <table:table-cell office:value-type="float" office:value="0" table:formula="of:=QUOTIENT([.H4];[.K13])" table:style-name="ce13">
            <text:p>0</text:p>
          </table:table-cell>
          <table:table-cell table:style-name="ce1"/>
          <table:table-cell office:value-type="string" table:style-name="ce1">
            <text:p>n!=</text:p>
          </table:table-cell>
          <table:table-cell office:value-type="float" office:value="9.3326215443944175E+157" table:formula="of:=FACT([.J2])" table:style-name="ce1">
            <text:p>9.3326E+157</text:p>
          </table:table-cell>
          <table:table-cell table:number-columns-repeated="16373"/>
        </table:table-row>
        <table:table-row table:style-name="ro1">
          <table:table-cell table:style-name="ce14"/>
          <table:table-cell table:number-columns-repeated="16383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ehr, Mark</meta:initial-creator>
    <dc:creator>rcc</dc:creator>
    <meta:creation-date>2018-04-19T00:12:38Z</meta:creation-date>
    <dc:date>2018-04-19T02:51:45Z</dc:date>
    <meta:editing-cycles>1</meta:editing-cycles>
    <meta:editing-duration>PT38S</meta:editing-duration>
  </office:meta>
</office:document-meta>
</file>